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6d56b"/>
    </style:style>
    <style:style style:name="P2" style:family="paragraph" style:parent-style-name="Standard">
      <style:text-properties officeooo:paragraph-rsid="0008f5c6"/>
    </style:style>
    <style:style style:name="P3" style:family="paragraph" style:parent-style-name="Standard">
      <style:text-properties fo:font-weight="bold" officeooo:paragraph-rsid="000c705d" style:font-weight-asian="bold" style:font-weight-complex="bold"/>
    </style:style>
    <style:style style:name="P4" style:family="paragraph" style:parent-style-name="Standard">
      <style:text-properties officeooo:paragraph-rsid="000e6215"/>
    </style:style>
    <style:style style:name="T1" style:family="text">
      <style:text-properties officeooo:rsid="0006d56b"/>
    </style:style>
    <style:style style:name="T2" style:family="text">
      <style:text-properties officeooo:rsid="0008f5c6"/>
    </style:style>
    <style:style style:name="T3" style:family="text">
      <style:text-properties officeooo:rsid="00096e98"/>
    </style:style>
    <style:style style:name="T4" style:family="text">
      <style:text-properties officeooo:rsid="000c705d"/>
    </style:style>
    <style:style style:name="T5" style:family="text">
      <style:text-properties fo:font-weight="normal" officeooo:rsid="000c705d" style:font-weight-asian="normal" style:font-weight-complex="normal"/>
    </style:style>
    <style:style style:name="T6" style:family="text">
      <style:text-properties fo:font-style="italic" officeooo:rsid="0008f5c6" style:font-style-asian="italic" style:font-style-complex="italic"/>
    </style:style>
    <style:style style:name="T7" style:family="text">
      <style:text-properties officeooo:rsid="000e6215"/>
    </style:style>
    <style:style style:name="T8" style:family="text">
      <style:text-properties officeooo:rsid="000eaee9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- </text:span><text:span text:style-name="T5">ze skript pro bakalarske statnice na MFF – matematika, strana 85.</text:span></text:p>
      <text:p text:style-name="P3"><text:span text:style-name="T4"/></text:p>
      <text:p text:style-name="P3"><text:span text:style-name="T4">Věta (Fourierovy koeﬁcienty)</text:span></text:p>
      <text:p text:style-name="P1"><text:span text:style-name="T1">Máme-li danou nějakou ortonormální bázi</text:span><text:span text:style-name="T1"><draw:frame draw:style-name="fr1" draw:name="Object1" text:anchor-type="as-char" svg:width="0.7902in" svg:height="0.208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vektorového prostoru V ,</text:span></text:p>
      <text:p text:style-name="P1"><text:span text:style-name="T1">pak pro každé x ∈ V platí:</text:span></text:p>
      <text:p text:style-name="P1"><text:span text:style-name="T1"><draw:frame draw:style-name="fr1" draw:name="Object2" text:anchor-type="as-char" svg:width="1.0543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><text:span text:style-name="T2">a souřadnice</text:span><text:span text:style-name="T1"><draw:frame draw:style-name="fr1" draw:name="Object3" text:anchor-type="as-char" svg:width="0.4689in" svg:height="0.208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nazveme </text:span><text:span text:style-name="T6">Fourierovy koeﬁcienty</text:span><text:span text:style-name="T2"> vektoru x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pan text:style-name="T2">- </text:span><text:span text:style-name="T3">obecne plati, ze vektor x je linearni kombinaci baze: </text:span><text:span text:style-name="T3"><draw:frame draw:style-name="fr1" draw:name="Object4" text:anchor-type="as-char" svg:width="0.7862in" svg:height="0.44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, kde </text:span><text:span text:style-name="T3"><draw:frame draw:style-name="fr1" draw:name="Object5" text:anchor-type="as-char" svg:width="0.1984in" svg:height="0.2083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je nejaky koeficient. </text:span><text:span text:style-name="T7">V na</text:span><text:span text:style-name="T8">š</text:span><text:span text:style-name="T7">em p</text:span><text:span text:style-name="T8">ří</text:span><text:span text:style-name="T7">pad</text:span><text:span text:style-name="T8">ě</text:span><text:span text:style-name="T7"> se ale skute</text:span><text:span text:style-name="T8">č</text:span><text:span text:style-name="T7">n</text:span><text:span text:style-name="T8">ě</text:span><text:span text:style-name="T7"><draw:frame draw:style-name="fr1" draw:name="Object6" text:anchor-type="as-char" svg:width="0.1984in" svg:height="0.20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7">rovna i-t</text:span><text:span text:style-name="T8">é</text:span><text:span text:style-name="T7">mu </text:span><text:span text:style-name="T8">č</text:span><text:span text:style-name="T7">lenu vektoru x. Proto</text:span><text:span text:style-name="T8">ž</text:span><text:span text:style-name="T7">e skal</text:span><text:span text:style-name="T8">á</text:span><text:span text:style-name="T7">rni sou</text:span><text:span text:style-name="T8">č</text:span><text:span text:style-name="T7">in</text:span><text:span text:style-name="T7"><draw:frame draw:style-name="fr1" draw:name="Object7" text:anchor-type="as-char" svg:width="0.4689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je</text:span><text:span text:style-name="T7"><draw:frame draw:style-name="fr1" draw:name="Object8" text:anchor-type="as-char" svg:width="0.1984in" svg:height="0.20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(i-tý vektor ortonormalní báze </text:span><text:span text:style-name="T8">má jen na i-té pozici jedničku, jinde nuly</text:span><text:span text:style-name="T7">).</text:span></text:p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3M38S</meta:editing-duration>
    <meta:editing-cycles>8</meta:editing-cycles>
    <meta:generator>OpenOffice.org/3.2$Unix OpenOffice.org_project/320m19$Build-9505</meta:generator>
    <dc:date>2011-01-27T11:19:18</dc:date>
    <meta:document-statistic meta:table-count="0" meta:image-count="0" meta:object-count="8" meta:page-count="1" meta:paragraph-count="7" meta:word-count="80" meta:character-count="4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B</mi>
        <mi mathvariant="normal">=</mi>
        <msub>
          <mi>b</mi>
          <mn>1</mn>
        </msub>
      </mrow>
      <mo stretchy="false">…</mo>
      <msub>
        <mi>b</mi>
        <mi>n</mi>
      </msub>
    </mrow>
    <annotation encoding="StarMath 5.0">B=b_{1}dotslow b_{n}</annotation>
  </semantics>
</math>
</file>

<file path=Object 2/content.xml><?xml version="1.0" encoding="utf-8"?>
<math xmlns="http://www.w3.org/1998/Math/MathML">
  <semantics>
    <mrow>
      <mrow>
        <mi>x</mi>
        <mi mathvariant="normal">=</mi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row>
            <mi stretchy="false" mathvariant="normal">〈</mi>
            <mrow>
              <mi>x</mi>
              <mi mathvariant="normal">∣</mi>
              <msub>
                <mi>b</mi>
                <mi>i</mi>
              </msub>
            </mrow>
            <mi stretchy="false" mathvariant="normal">〉</mi>
          </mrow>
        </mrow>
      </mrow>
      <msub>
        <mi>b</mi>
        <mi>i</mi>
      </msub>
    </mrow>
    <annotation encoding="StarMath 5.0">x=sum from{i=1} to{n} langle x mline b_{i} rangle b_{i} 
</annotation>
  </semantics>
</math>
</file>

<file path=Object 3/content.xml><?xml version="1.0" encoding="utf-8"?>
<math xmlns="http://www.w3.org/1998/Math/MathML">
  <semantics>
    <mrow>
      <mi stretchy="false" mathvariant="normal">〈</mi>
      <mrow>
        <mi>x</mi>
        <mi mathvariant="normal">∣</mi>
        <msub>
          <mi>b</mi>
          <mi>i</mi>
        </msub>
      </mrow>
      <mi stretchy="false" mathvariant="normal">〉</mi>
    </mrow>
    <annotation encoding="StarMath 5.0">langle x mline b_{i} rangle</annotation>
  </semantics>
</math>
</file>

<file path=Object 4/content.xml><?xml version="1.0" encoding="utf-8"?>
<math xmlns="http://www.w3.org/1998/Math/MathML">
  <semantics>
    <mrow>
      <mrow>
        <mi>x</mi>
        <mi mathvariant="normal">=</mi>
        <mrow>
          <munderover>
            <mi mathvariant="normal">∑</mi>
            <mrow>
              <mi>i</mi>
              <mi mathvariant="normal">=</mi>
              <mn>1</mn>
            </mrow>
            <mi>n</mi>
          </munderover>
          <msub>
            <mi>x</mi>
            <mi>i</mi>
          </msub>
        </mrow>
      </mrow>
      <msub>
        <mi>b</mi>
        <mi>i</mi>
      </msub>
    </mrow>
    <annotation encoding="StarMath 5.0">x=sum from{i=1} to{n} x_{i} b_{i} 
</annotation>
  </semantics>
</math>
</file>

<file path=Object 5/content.xml><?xml version="1.0" encoding="utf-8"?>
<math xmlns="http://www.w3.org/1998/Math/MathML">
  <semantics>
    <msub>
      <mi>x</mi>
      <mi>i</mi>
    </msub>
    <annotation encoding="StarMath 5.0">x_{i}</annotation>
  </semantics>
</math>
</file>

<file path=Object 6/content.xml><?xml version="1.0" encoding="utf-8"?>
<math xmlns="http://www.w3.org/1998/Math/MathML">
  <semantics>
    <msub>
      <mi>x</mi>
      <mi>i</mi>
    </msub>
    <annotation encoding="StarMath 5.0">x_{i}</annotation>
  </semantics>
</math>
</file>

<file path=Object 7/content.xml><?xml version="1.0" encoding="utf-8"?>
<math xmlns="http://www.w3.org/1998/Math/MathML">
  <semantics>
    <mrow>
      <mi stretchy="false" mathvariant="normal">〈</mi>
      <mrow>
        <mi>x</mi>
        <mi mathvariant="normal">∣</mi>
        <msub>
          <mi>b</mi>
          <mi>i</mi>
        </msub>
      </mrow>
      <mi stretchy="false" mathvariant="normal">〉</mi>
    </mrow>
    <annotation encoding="StarMath 5.0">langle x mline b_{i} rangle</annotation>
  </semantics>
</math>
</file>

<file path=Object 8/content.xml><?xml version="1.0" encoding="utf-8"?>
<math xmlns="http://www.w3.org/1998/Math/MathML">
  <semantics>
    <msub>
      <mi>x</mi>
      <mi>i</mi>
    </msub>
    <annotation encoding="StarMath 5.0">x_{i}</annotation>
  </semantics>
</math>
</file>